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c89" officeooo:paragraph-rsid="001c0c89"/>
    </style:style>
    <style:style style:name="P2" style:family="paragraph" style:parent-style-name="Standard">
      <style:text-properties fo:font-size="21pt" officeooo:rsid="001c0c89" officeooo:paragraph-rsid="001c0c89" style:font-size-asian="21pt" style:font-size-complex="21pt"/>
    </style:style>
    <style:style style:name="P3" style:family="paragraph" style:parent-style-name="Standard">
      <style:text-properties fo:font-size="21pt" officeooo:rsid="001c0c89" officeooo:paragraph-rsid="001c0c89" style:font-size-asian="21pt" style:font-size-complex="21pt"/>
    </style:style>
    <style:style style:name="P4" style:family="paragraph" style:parent-style-name="Standard">
      <style:text-properties fo:font-size="21pt" officeooo:rsid="001fa063" officeooo:paragraph-rsid="001fa063" style:font-size-asian="21pt" style:font-size-complex="21pt"/>
    </style:style>
    <style:style style:name="P5" style:family="paragraph" style:parent-style-name="Standard">
      <style:text-properties fo:font-size="21pt" style:text-underline-style="solid" style:text-underline-width="auto" style:text-underline-color="font-color" fo:font-weight="bold" officeooo:rsid="001fa063" officeooo:paragraph-rsid="001fa063" style:font-size-asian="21pt" style:font-weight-asian="bold" style:font-size-complex="21pt" style:font-weight-complex="bold"/>
    </style:style>
    <style:style style:name="P6" style:family="paragraph" style:parent-style-name="Standard">
      <style:text-properties fo:font-size="21pt" style:text-underline-style="none" fo:font-weight="normal" officeooo:rsid="001fa063" officeooo:paragraph-rsid="001fa063" style:font-size-asian="21pt" style:font-weight-asian="normal" style:font-size-complex="21pt" style:font-weight-complex="normal"/>
    </style:style>
    <style:style style:name="P7" style:family="paragraph" style:parent-style-name="Standard">
      <style:text-properties fo:font-size="21pt" style:text-underline-style="none" fo:font-weight="normal" officeooo:rsid="001fd025" officeooo:paragraph-rsid="001fd025" style:font-size-asian="21pt" style:font-weight-asian="normal" style:font-size-complex="21pt" style:font-weight-complex="normal"/>
    </style:style>
    <style:style style:name="T1" style:family="text">
      <style:text-properties officeooo:rsid="001ca9b7"/>
    </style:style>
    <style:style style:name="T2" style:family="text">
      <style:text-properties officeooo:rsid="0020ee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Chat gpt demande 1</text:p>
      <text:p text:style-name="P1"/>
      <text:p text:style-name="P2">je veux créer un site web en html de vente de stylo feuille agenda crayon.</text:p>
      <text:p text:style-name="P2"/>
      <text:p text:style-name="P2">→ il nous a sorti le code basique en HTML CSS pour un site web. Avec l’entête du site, le corps et le pieds.</text:p>
      <text:p text:style-name="P1"/>
      <text:p text:style-name="P1"/>
      <text:p text:style-name="P2"><text:tab/><text:tab/><text:tab/><text:tab/>Chat gpt demande 2</text:p>
      <text:p text:style-name="P2"/>
      <text:p text:style-name="P2">j'aimerai ajouter des photos dans cette balise : &lt;section id="stylos, feutres"&gt; &lt;h2&gt;Stylos&lt;/h2&gt; &lt;!-- Détails des produits --&gt; &lt;/section&gt;</text:p>
      <text:p text:style-name="P2"/>
      <text:p text:style-name="P2">→il nous a donné le code pour ajouter des photos.</text:p>
      <text:p text:style-name="P2">→ ce qui nous a permis de faire notre bibliothèque de produits.</text:p>
      <text:p text:style-name="P2"/>
      <text:p text:style-name="P2"><text:tab/><text:tab/><text:tab/><text:tab/>Chat gpt demande 3</text:p>
      <text:p text:style-name="P2">peux tu me faire un bandeau déroulant pour annoncer des promos car il y a les soldes</text:p>
      <text:p text:style-name="P2"/>
      <text:p text:style-name="P2">→ il nous a donné de quoi faire le bandeau (ajout du code en html et CSS )</text:p>
      <text:p text:style-name="P2"/>
      <text:p text:style-name="P2"><text:tab/><text:tab/><text:tab/><text:tab/>Chat gpt demande 4</text:p>
      <text:p text:style-name="P2"/>
      <text:p text:style-name="P2">peux tu me dire comment réduire le temps de déroulement.</text:p>
      <text:p text:style-name="P2"><text:soft-page-break/>→ Il nous donne l’attribut ( animation : « fonction » temps en seconde linear infinite ;)qui correspond au temps de déroulement du texte.</text:p>
      <text:p text:style-name="P2"><text:tab/><text:tab/><text:tab/><text:tab/>Chat gpt demande 5</text:p>
      <text:p text:style-name="P2"/>
      <text:p text:style-name="P2">pour revenir aux images des produits, peux tu me donner le code CSS pour mettre les images à la suite dans des carrés avec une belle bordure </text:p>
      <text:p text:style-name="P2"/>
      <text:p text:style-name="P2">→ </text:p>
      <text:p text:style-name="P2"/>
      <text:p text:style-name="P2"><text:tab/><text:tab/><text:tab/><text:tab/>Chat gpt demande 6</text:p>
      <text:p text:style-name="P2"/>
      <text:p text:style-name="P2">comment diminiuer la hauteur du bandeau pub ?</text:p>
      <text:p text:style-name="P2">→ Il nous donne l’attribut (padding : <text:span text:style-name="T1">l</text:span>em 0;) qui correspond a la taille du bandeau. </text:p>
      <text:p text:style-name="P2"/>
      <text:p text:style-name="P2"><text:tab/><text:tab/><text:tab/><text:tab/>Chat gpt demande 7</text:p>
      <text:p text:style-name="P2"/>
      <text:p text:style-name="P2">comment mettre le texte du bandeau pub en gras ?</text:p>
      <text:p text:style-name="P2"/>
      <text:p text:style-name="P2">→ <text:span text:style-name="T1">savoir comment écrire en gras (font-weight : bold)</text:span></text:p>
      <text:p text:style-name="P2"/>
      <text:p text:style-name="P2"/>
      <text:p text:style-name="P2">--------------------------------------------------------------------</text:p>
      <text:p text:style-name="P5">Qu’avez vous utilisé comme techno et pourquoi?(pour effectuer le site)</text:p>
      <text:p text:style-name="P4"/>
      <text:p text:style-name="P4"/>
      <text:p text:style-name="P4"><text:soft-page-break/>Nous avons utilisez Chat GPT. Nous avons quelques connaissance en HTML/CSS mais pas assez pour se lancer sans aide dans une création de site en 2J.</text:p>
      <text:p text:style-name="P4">Chat GPT nous permet de répondre à nos demande en terme de code.</text:p>
      <text:p text:style-name="P4"/>
      <text:p text:style-name="P5">Quel design avez vous choisi ?</text:p>
      <text:p text:style-name="P5"/>
      <text:p text:style-name="P7">Nous avons choisie de partir sur un design français, car nous vendons des produits locaux.</text:p>
      <text:p text:style-name="P5"/>
      <text:p text:style-name="P5">Quelle expérience de navigation proposez-vous pour les utilisateurs (UX Design) ?</text:p>
      <text:p text:style-name="P5"/>
      <text:p text:style-name="P7">L’UX que nous proposons est assez simple. Nous cherchons à ce que l’utilisateur ne soit pas perdu dans sa recherche de produit, ainsi que <text:span text:style-name="T2">dans</text:span> un flot d’information inutile.</text:p>
      <text:p text:style-name="P5"/>
      <text:p text:style-name="P5">Quelles fonctionnalités mettez-vous en avant pour votre site ?</text:p>
      <text:p text:style-name="P5"/>
      <text:p text:style-name="P7">Les fonctionnalités qui sont mises en avant sur notre site sont : la personnalisation de nos produits.</text:p>
      <text:p text:style-name="P5"/>
      <text:p text:style-name="P5">Commencez à penser et à structurer votre BDD.</text:p>
      <text:p text:style-name="P5"/>
      <text:p text:style-name="P5"/>
      <text:p text:style-name="P7"/>
      <text:p text:style-name="P5"><text:soft-page-break/>Commencez à créer et à planifier vos articles (donner quelques ex)</text:p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5:45:30.517311652</meta:creation-date>
    <dc:date>2024-07-01T10:04:31.652430410</dc:date>
    <meta:editing-duration>PT37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34" meta:word-count="404" meta:character-count="2306" meta:non-whitespace-character-count="1906"/>
  </office:meta>
</office:document-meta>
</file>